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normal" style:font-weight-asian="normal" style:font-weight-complex="normal"/>
    </style:style>
    <style:style style:name="P3" style:family="paragraph" style:parent-style-name="Standard">
      <style:text-properties style:font-name="Times New Roman"/>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fo:font-weight="normal" style:font-weight-asian="normal" style:font-weight-complex="normal"/>
    </style:style>
    <style:style style:name="P6"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style:font-name="Times New Roman"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bold" style:font-name-asian="Monospace" style:font-size-asian="12pt" style:font-weight-asian="bold" style:font-name-complex="Monospace"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0">CMPUT 291 Winter 2015</text:p>
      <text:p text:style-name="P10">Project 1 Design Document<text:line-break/></text:p>
      <text:p text:style-name="P10">Corey Jamison (1305072) + Blake Sakaluk (130855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is application is divided into two packages. The cli (command-line interface) package performs all interaction with the user through the command-line, and passes the collected data to the sql code. The sql package is responsible for maintaining a connection to the server, and building all sql queries and updates that are passed to it.</text:p>
      <text:p text:style-name="Standard"/>
      <text:p text:style-name="P8">Package cli</text:p>
      <text:p text:style-name="Standard"/>
      <text:p text:style-name="P7">public abstract class State</text:p>
      <text:p text:style-name="Standard"><text:tab/></text:p>
      <text:p text:style-name="Standard"><text:tab/>public abstract void run(sql.Client client);</text:p>
      <text:p text:style-name="Standard"><text:tab/>public String getDescription();</text:p>
      <text:p text:style-name="Standard"><text:tab/>public void setDescription(String desc);</text:p>
      <text:p text:style-name="Standard"/>
      <text:p text:style-name="Standard">One of the abstract parent classes that represent the current state of the command line application. The run() method performs the work associated with the current state, such as gathering user input or performing sql commands.</text:p>
      <text:p text:style-name="Standard"/>
      <text:p text:style-name="Standard"/>
      <text:p text:style-name="P7">public abstract class ReturningState&lt;T&gt;</text:p>
      <text:p text:style-name="Standard"/>
      <text:p text:style-name="Standard"><text:tab/>public abstract T run(sql.Client client);</text:p>
      <text:p text:style-name="Standard"><text:tab/>public String getDescription();</text:p>
      <text:p text:style-name="Standard"><text:tab/>public void setDescription(String desc);</text:p>
      <text:p text:style-name="Standard"/>
      <text:p text:style-name="Standard">The other abstract parent class that represents the current state of the command line application. Identical to State, except its run method returns a value that can be used by the calling state.</text:p>
      <text:p text:style-name="Standard"/>
      <text:p text:style-name="Standard"/>
      <text:p text:style-name="P7">public class ChoiceState extends State</text:p>
      <text:p text:style-name="Standard"/>
      <text:p text:style-name="Standard"><text:tab/>public void run(sql.Client client, bool loop);</text:p>
      <text:p text:style-name="Standard"><text:tab/>public void addChoice(State state);</text:p>
      <text:p text:style-name="Standard"/>
      <text:p text:style-name="Standard">A state allowing the user to make a selection from a list by entering a number. It provides a prompt of the form:</text:p>
      <text:p text:style-name="P1">-------------------------</text:p>
      <text:p text:style-name="P1">Description here</text:p>
      <text:p text:style-name="P1">Please make a selection (-1 to exit)</text:p>
      <text:p text:style-name="P1">-------------------------</text:p>
      <text:p text:style-name="P1">1) Choice 1</text:p>
      <text:p text:style-name="P1">2) Choice 2</text:p>
      <text:p text:style-name="P1"/>
      <text:p text:style-name="P3">The selected choice state is then run.</text:p>
      <text:p text:style-name="P5"/>
      <text:p text:style-name="P5"/>
      <text:p text:style-name="P5"/>
      <text:p text:style-name="P5"/>
      <text:p text:style-name="P5"/>
      <text:p text:style-name="P4"><text:soft-page-break/>public class GetChoiceState extends ReturningState&lt;Integer&gt;</text:p>
      <text:p text:style-name="P4"/>
      <text:p text:style-name="P4"><text:tab/><text:span text:style-name="T1">public void addChoice(String description);</text:span></text:p>
      <text:p text:style-name="P5"><text:tab/>public Integer run(sql.Client client);</text:p>
      <text:p text:style-name="P5"/>
      <text:p text:style-name="P5">This class allows a user to make a selection between a series of strings by typing a number. It provides a prompt of the form: </text:p>
      <text:p text:style-name="P1">-------------------------</text:p>
      <text:p text:style-name="P1">Description here</text:p>
      <text:p text:style-name="P1">Please make a selection (-1 to exit)</text:p>
      <text:p text:style-name="P1">-------------------------</text:p>
      <text:p text:style-name="P1">1) Choice 1</text:p>
      <text:p text:style-name="P1">2) Choice 2</text:p>
      <text:p text:style-name="P1"/>
      <text:p text:style-name="P5">The selected choice state is returned.</text:p>
      <text:p text:style-name="P5"/>
      <text:p text:style-name="P4">public class AddDriverState extends ReturningState&lt;String&gt;</text:p>
      <text:p text:style-name="P4"/>
      <text:p text:style-name="P5"><text:tab/>public String run(sql.Client client);</text:p>
      <text:p text:style-name="P5"/>
      <text:p text:style-name="P5">This class allows a user to register a new driver in the database. It collects the user’s input and then adds the new record to the database. It returns the new driver’s SIN.</text:p>
      <text:p text:style-name="P5"/>
      <text:p text:style-name="P4">public class DataCollector</text:p>
      <text:p text:style-name="P4"/>
      <text:p text:style-name="P5"><text:tab/>public DataCollector(String prompt);</text:p>
      <text:p text:style-name="P5"><text:tab/>public String getString(String prompt);</text:p>
      <text:p text:style-name="P5"><text:tab/>public int getInt(String prompt);</text:p>
      <text:p text:style-name="P5"><text:tab/>public Date getDate(String prompt);</text:p>
      <text:p text:style-name="P5"/>
      <text:p text:style-name="P5">This class performs data collection from the user. It takes responsibility to validate user input in order to prevent crashes from mismatched user input exceptions.</text:p>
      <text:p text:style-name="P5"/>
      <text:p text:style-name="P4">public final class UserSelection</text:p>
      <text:p text:style-name="P4"/>
      <text:p text:style-name="P5"><text:tab/>public static int getChoice(ResultSet result, String prompt, int[] columns);</text:p>
      <text:p text:style-name="P5"><text:tab/>public static void printResults(ResultSet result, int[] columns);</text:p>
      <text:p text:style-name="P5"/>
      <text:p text:style-name="P5">This class allows a user to make a selection from the results of a query. It prints out a prompt of the following form:</text:p>
      <text:p text:style-name="P1">-------------------------</text:p>
      <text:p text:style-name="P1">Prompt here</text:p>
      <text:p text:style-name="P1">Please make a selection (-1 to exit)</text:p>
      <text:p text:style-name="P1">-------------------------</text:p>
      <text:p text:style-name="P1">1) column1_value column2_value column3_value</text:p>
      <text:p text:style-name="P2">2) column1_value column2_value column3_value</text:p>
      <text:p text:style-name="P2"/>
      <text:p text:style-name="P5">This is useful for allowing a user to make a selection such as vehicle type, without having to blindly type the associated code. It prints the value of every column in columns as a string.</text:p>
      <text:p text:style-name="P4"><text:soft-page-break/>public class GetDriverState extends ReturningState&lt;String&gt;</text:p>
      <text:p text:style-name="P4"/>
      <text:p text:style-name="P5"><text:tab/>public GetDriverState(boolean addingAllowed, String desciption);</text:p>
      <text:p text:style-name="P5"><text:tab/>public String run(sql.Client client);</text:p>
      <text:p text:style-name="P5"/>
      <text:p text:style-name="P5">This class allows the user to conveniently select a driver by either searching for one, or by creating a new driver. The addingAllowed parameter determines whether a new driver record is allowed to be created, or if a selection must be made from existing drivers.</text:p>
      <text:p text:style-name="P3"/>
      <text:p text:style-name="P4">public class NewVehicleState extends State</text:p>
      <text:p text:style-name="P4">public class AutoTransactionState extends State</text:p>
      <text:p text:style-name="P4">public class LicenceRegistrationState extends State</text:p>
      <text:p text:style-name="P4">public class ViolationRecordState extends State</text:p>
      <text:p text:style-name="P4">public class SearchState extends State</text:p>
      <text:p text:style-name="P5"/>
      <text:p text:style-name="P5">The above five classes each perform one of the required tasks of the application when run. They collect the required data from the user and then call the appropriate sql functions.</text:p>
      <text:p text:style-name="P5"/>
      <text:p text:style-name="P4">public class DriverLicenceNoSearchState extends SearchState</text:p>
      <text:p text:style-name="P4">public class DriverNameSearchState extends SearchState</text:p>
      <text:p text:style-name="P4">public class TicketLicenceNoSearchState extends SearchState</text:p>
      <text:p text:style-name="P4">public class VehicleHistorySearchState extends SearchState</text:p>
      <text:p text:style-name="P4"/>
      <text:p text:style-name="P5">The above four classes each perform one of the searches required by the search application. They collect the string to search and then perform the required queries.</text:p>
      <text:p text:style-name="P4"/>
      <text:p text:style-name="P4"/>
      <text:p text:style-name="P4"/>
      <text:p text:style-name="P6">Package sql</text:p>
      <text:p text:style-name="P5"/>
      <text:p text:style-name="P4">public class SqlFileScanner</text:p>
      <text:p text:style-name="P4"/>
      <text:p text:style-name="P4"><text:tab/><text:span text:style-name="T1">public SqlFileScanner(File file) throws FileNotFoundException;</text:span></text:p>
      <text:p text:style-name="P5"><text:tab/>publid SqlFileScanner(String fileName) throws FileNotFouncException;</text:p>
      <text:p text:style-name="P5"><text:tab/>public boolean hasNextUpdate();</text:p>
      <text:p text:style-name="P5"><text:tab/>public String nextUpdate();</text:p>
      <text:p text:style-name="P5"/>
      <text:p text:style-name="P5">This class reads a text file containing sql commands. Because jdbc cannot execute multiple statements in a single call to executeQuery/executeUpdate, it splits them into individual updates and returns them one at a time.</text:p>
      <text:p text:style-name="P5"/>
      <text:p text:style-name="P5"/>
      <text:p text:style-name="P5"/>
      <text:p text:style-name="P5"/>
      <text:p text:style-name="P5"/>
      <text:p text:style-name="P5"/>
      <text:p text:style-name="P5"/>
      <text:p text:style-name="P5"/>
      <text:p text:style-name="P4"><text:soft-page-break/>public class Client</text:p>
      <text:p text:style-name="P4"/>
      <text:p text:style-name="P4"><text:tab/><text:span text:style-name="T1">public Statement statement;</text:span></text:p>
      <text:p text:style-name="P5"><text:tab/>public PreparedStatement preparedStatement;</text:p>
      <text:p text:style-name="P4"/>
      <text:p text:style-name="P4"><text:tab/><text:span text:style-name="T1">public int ConnectToDatabase();</text:span></text:p>
      <text:p text:style-name="P5"><text:tab/>public void PrepareStatement(String s);</text:p>
      <text:p text:style-name="P5"><text:tab/>public void InitializeDatabase();</text:p>
      <text:p text:style-name="P5"><text:tab/>public void PopulateDatabase();</text:p>
      <text:p text:style-name="P5"><text:tab/>public void Terminate();</text:p>
      <text:p text:style-name="P5"/>
      <text:p text:style-name="P5">This class contains the connection to the sql database. It provides methods for <text:s/>connecting to the database, initializing and populating the database, and for terminating the connection. In addition, it provides publicly accessible Statements that can be used to execute sql queries.</text:p>
      <text:p text:style-name="P5"/>
      <text:p text:style-name="P4">public final class Searches</text:p>
      <text:p text:style-name="P4"/>
      <text:p text:style-name="Standard"><text:span text:style-name="T2"><text:tab/></text:span>public static ResultSet doQuery(Client client);</text:p>
      <text:p text:style-name="Standard"><text:tab/>public static ResultSet DriversBySimilarName(Client client, String name)</text:p>
      <text:p text:style-name="Standard"><text:tab/>public static ResultSet DriversWithLicenceBySimilarName(Client client, String name)</text:p>
      <text:p text:style-name="Standard"><text:tab/>public static ResultSet DriversWithLicenceByName(Client client, String name)</text:p>
      <text:p text:style-name="Standard"><text:tab/>public static ResultSet DriversByLicenceNo(Client client, String licenceNo)</text:p>
      <text:p text:style-name="Standard"><text:tab/>public static ResultSet TicketsBySIN(Client client, String sin)</text:p>
      <text:p text:style-name="Standard"><text:s/><text:tab/>public static ResultSet TicketsByLicenceNo(Client client, String licenceNo)</text:p>
      <text:p text:style-name="Standard"><text:tab/>public static ResultSet VehicleHistory(Client client, String serialNo)</text:p>
      <text:p text:style-name="Standard"><text:tab/>public static ResultSet VehicleTypes(Client client)</text:p>
      <text:p text:style-name="Standard"><text:tab/>public static ResultSet TicketTypes(Client client)</text:p>
      <text:p text:style-name="Standard"/>
      <text:p text:style-name="Standard">This class acts as a namespace that holds all required Sql queries. Each function simply builds the required query as a string from the provided data and then executes it over the sql client.</text:p>
      <text:p text:style-name="Standard"/>
      <text:p text:style-name="Standard"/>
      <text:p text:style-name="P13">public final class Updates</text:p>
      <text:p text:style-name="Standard"/>
      <text:p text:style-name="Standard"><text:tab/>public static boolean doUpdate(Client client, String update)</text:p>
      <text:p text:style-name="Standard"><text:tab/>public static void AddPerson(Client client, String sin, String name, double height,</text:p>
      <text:p text:style-name="Standard"><text:tab/><text:tab/><text:tab/>int weight, String eyecolor, String haircolor, String addr, char gender,</text:p>
      <text:p text:style-name="Standard"><text:tab/><text:tab/><text:tab/>Date birthday )</text:p>
      <text:p text:style-name="Standard"><text:tab/>public static void RegisterVehicle(Client client,String serialNo, String maker, String model,</text:p>
      <text:p text:style-name="Standard"><text:tab/><text:tab/><text:tab/>int year, String color, int typeId, String primaryOwnerSin,</text:p>
      <text:p text:style-name="Standard"><text:tab/><text:tab/><text:tab/>List&lt;String&gt; secondaryOwnerSins )</text:p>
      <text:p text:style-name="Standard"><text:tab/>public static void DoTransaction(Client client,String sellerSin, String buyerSin,</text:p>
      <text:p text:style-name="Standard"><text:tab/><text:tab/><text:tab/>String vehicleSerialNo, Date saleDate, int price)</text:p>
      <text:p text:style-name="Standard"><text:tab/>public static void RegisterLicence(Client client,String licenceNo, </text:p>
      <text:p text:style-name="Standard"><text:tab/><text:tab/><text:tab/>String driverSin, String licenceClass, byte[] photo,</text:p>
      <text:p text:style-name="Standard"><text:tab/><text:tab/><text:tab/>Date issuingDate, Date expiringDate)</text:p>
      <text:p text:style-name="Standard"><text:tab/>public static void RegisterViolation(Client client,String violatorSin, String officerSin, String <text:tab/><text:tab/><text:tab/><text:tab/>vehicleSerialNo, String type, Date date,,String location, String description)</text:p>
      <text:p text:style-name="Standard"><text:tab/>public static String getSqlDateString(Date d)</text:p>
      <text:p text:style-name="Standard"><text:soft-page-break/>This class acts as a namespace that holds all required Sql updates. Each function simply builds the required update as a string from the provided data and then executes it over the sql client.</text:p>
      <text:p text:style-name="Standard"/>
      <text:p text:style-name="Standard"/>
      <text:p text:style-name="P11">Application Control Flow</text:p>
      <text:p text:style-name="P11"/>
      <text:p text:style-name="P12">The application is controlled by the use of State objects who use their run() methods. The main menu is implemented by a ChoiceState that is set to loop. This allow the user to make a selection of other states to run, and then after the chosen state has run, control returns to the main menu ChoiceState to allow the user to perform another selection. Each individual feature of the appl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ey Jamison</meta:initial-creator>
    <meta:creation-date>2015-03-27T14:31:00</meta:creation-date>
    <dc:date>2015-03-27T17:41:55</dc:date>
    <dc:creator>Corey Jamison</dc:creator>
    <meta:editing-duration>PT28M28S</meta:editing-duration>
    <meta:editing-cycles>7</meta:editing-cycles>
    <meta:generator>LibreOffice/3.5$Linux_X86_64 LibreOffice_project/350m1$Build-2</meta:generator>
    <meta:printed-by>Corey Jamison</meta:printed-by>
    <meta:print-date>2015-03-27T17:36:26</meta:print-date>
    <meta:document-statistic meta:table-count="0" meta:image-count="0" meta:object-count="0" meta:page-count="6" meta:paragraph-count="119" meta:word-count="1079" meta:character-count="7956" meta:non-whitespace-character-count="6916"/>
  </office:meta>
</office:document-meta>
</file>